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loext:graphic-properties draw:fill="solid" draw:fill-color="#ffffff"/>
      <style:paragraph-properties fo:background-color="#ffffff" style:text-autospace="ideograph-alpha" style:punctuation-wrap="hanging" style:vertical-align="auto"/>
      <style:text-properties fo:color="#111111" loext:opacity="100%" fo:font-size="14pt" style:text-underline-style="solid" style:text-underline-width="auto" style:text-underline-color="font-color" fo:font-weight="bold" style:font-size-asian="14pt" style:language-asian="zh" style:country-asian="CN" style:font-weight-asian="bold" style:font-size-complex="12pt" style:font-weight-complex="bold"/>
    </style:style>
    <style:style style:name="P2" style:family="paragraph" style:parent-style-name="Standard">
      <loext:graphic-properties draw:fill="solid" draw:fill-color="#ffffff"/>
      <style:paragraph-properties fo:background-color="#ffffff" style:text-autospace="ideograph-alpha" style:punctuation-wrap="hanging" style:vertical-align="auto"/>
      <style:text-properties fo:color="#111111" loext:opacity="100%" fo:font-size="12pt" style:font-size-asian="12pt" style:language-asian="zh" style:country-asian="CN" style:font-size-complex="12pt"/>
    </style:style>
    <style:style style:name="P3" style:family="paragraph" style:parent-style-name="Standard">
      <loext:graphic-properties draw:fill="solid" draw:fill-color="#ffffff"/>
      <style:paragraph-properties fo:background-color="#ffffff" style:text-autospace="ideograph-alpha" style:punctuation-wrap="hanging" style:vertical-align="auto"/>
      <style:text-properties fo:color="#111111" loext:opacity="100%"/>
    </style:style>
    <style:style style:name="P4" style:family="paragraph" style:parent-style-name="Standard">
      <loext:graphic-properties draw:fill="solid" draw:fill-color="#ffffff"/>
      <style:paragraph-properties fo:margin-left="-0.25in" fo:margin-right="0in" fo:background-color="#ffffff" style:text-autospace="ideograph-alpha" style:punctuation-wrap="hanging" style:vertical-align="auto"/>
      <style:text-properties fo:color="#111111" loext:opacity="100%"/>
    </style:style>
    <style:style style:name="P5" style:family="paragraph" style:parent-style-name="Standard">
      <loext:graphic-properties draw:fill="solid" draw:fill-color="#ffffff"/>
      <style:paragraph-properties fo:background-color="#ffffff" style:text-autospace="ideograph-alpha" style:punctuation-wrap="hanging" style:vertical-align="auto"/>
      <style:text-properties fo:color="#111111" loext:opacity="100%" fo:font-size="12pt" fo:font-weight="bold" style:font-size-asian="12pt" style:language-asian="zh" style:country-asian="CN" style:font-weight-asian="bold" style:font-size-complex="12pt" style:font-weight-complex="bold"/>
    </style:style>
    <style:style style:name="P6" style:family="paragraph" style:parent-style-name="Standard">
      <loext:graphic-properties draw:fill="solid" draw:fill-color="#ffffff"/>
      <style:paragraph-properties fo:margin-top="0in" fo:margin-bottom="0.1665in" style:contextual-spacing="false" fo:background-color="#ffffff" style:text-autospace="ideograph-alpha" style:punctuation-wrap="hanging" style:vertical-align="auto"/>
      <style:text-properties fo:color="#111111" loext:opacity="100%"/>
    </style:style>
    <style:style style:name="P7" style:family="paragraph" style:parent-style-name="Standard">
      <loext:graphic-properties draw:fill="solid" draw:fill-color="#ffffff"/>
      <style:paragraph-properties fo:margin-left="0.5in" fo:margin-right="0in" fo:margin-top="0in" fo:margin-bottom="0.1665in" style:contextual-spacing="false" fo:text-indent="-0.25in" style:auto-text-indent="false" fo:background-color="#ffffff" style:text-autospace="ideograph-alpha" style:punctuation-wrap="hanging" style:vertical-align="auto"/>
      <style:text-properties fo:color="#111111" loext:opacity="100%"/>
    </style:style>
    <style:style style:name="P8" style:family="paragraph" style:parent-style-name="Standard">
      <loext:graphic-properties draw:fill="solid" draw:fill-color="#ffffff"/>
      <style:paragraph-properties fo:margin-top="0in" fo:margin-bottom="0.0835in" style:contextual-spacing="false" fo:break-before="page" fo:background-color="#ffffff" style:text-autospace="ideograph-alpha" style:punctuation-wrap="hanging" style:vertical-align="auto"/>
      <style:text-properties fo:color="#111111" loext:opacity="100%"/>
    </style:style>
    <style:style style:name="P9" style:family="paragraph" style:parent-style-name="Standard">
      <loext:graphic-properties draw:fill="solid" draw:fill-color="#ffffff"/>
      <style:paragraph-properties fo:margin-top="0in" fo:margin-bottom="0.1665in" style:contextual-spacing="false" fo:background-color="#ffffff" style:text-autospace="ideograph-alpha" style:punctuation-wrap="hanging" style:vertical-align="auto"/>
      <style:text-properties fo:color="#111111" loext:opacity="100%" fo:font-size="12pt" style:font-size-asian="12pt" style:language-asian="zh" style:country-asian="CN" style:font-size-complex="12pt"/>
    </style:style>
    <style:style style:name="P10" style:family="paragraph" style:parent-style-name="Standard">
      <loext:graphic-properties draw:fill="solid" draw:fill-color="#ffffff"/>
      <style:paragraph-properties fo:margin-left="0.25in" fo:margin-right="0in" fo:margin-top="0in" fo:margin-bottom="0.1665in" style:contextual-spacing="false" fo:background-color="#ffffff" style:text-autospace="ideograph-alpha" style:punctuation-wrap="hanging" style:vertical-align="auto"/>
      <style:text-properties fo:color="#111111" loext:opacity="100%" fo:font-size="12pt" style:font-size-asian="12pt" style:language-asian="zh" style:country-asian="CN" style:font-size-complex="12pt"/>
    </style:style>
    <style:style style:name="P11" style:family="paragraph" style:parent-style-name="Standard">
      <loext:graphic-properties draw:fill="solid" draw:fill-color="#ffffff"/>
      <style:paragraph-properties fo:background-color="#ffffff" style:text-autospace="ideograph-alpha" style:punctuation-wrap="hanging" style:vertical-align="auto"/>
      <style:text-properties fo:color="#111111" loext:opacity="100%" fo:font-size="12pt" fo:font-style="italic" fo:font-weight="bold" style:font-size-asian="12pt" style:language-asian="zh" style:country-asian="CN" style:font-style-asian="italic" style:font-weight-asian="bold" style:font-size-complex="12pt" style:font-style-complex="italic" style:font-weight-complex="bold"/>
    </style:style>
    <style:style style:name="P12" style:family="paragraph" style:parent-style-name="Standard">
      <style:text-properties fo:color="#111111" loext:opacity="100%" fo:font-size="12pt" style:font-size-asian="12pt" style:language-asian="zh" style:country-asian="CN" style:font-size-complex="12pt"/>
    </style:style>
    <style:style style:name="T1" style:family="text">
      <style:text-properties fo:font-size="14pt" style:font-size-asian="14pt" style:language-asian="zh" style:country-asian="CN" style:font-size-complex="12pt"/>
    </style:style>
    <style:style style:name="T2" style:family="text">
      <style:text-properties fo:font-size="12pt" fo:font-style="italic" style:font-size-asian="12pt" style:language-asian="zh" style:country-asian="CN" style:font-style-asian="italic" style:font-size-complex="12pt" style:font-style-complex="italic"/>
    </style:style>
    <style:style style:name="T3" style:family="text">
      <style:text-properties fo:font-size="12pt" style:font-size-asian="12pt" style:language-asian="zh" style:country-asian="CN" style:font-size-complex="12pt"/>
    </style:style>
    <style:style style:name="T4" style:family="text">
      <style:text-properties fo:font-size="12pt" fo:font-weight="bold" style:font-size-asian="12pt" style:language-asian="zh" style:country-asian="CN" style:font-weight-asian="bold" style:font-size-complex="12pt" style:font-weight-complex="bold"/>
    </style:style>
    <style:style style:name="T5" style:family="text">
      <style:text-properties fo:font-size="12pt" style:text-underline-style="solid" style:text-underline-width="auto" style:text-underline-color="font-color" fo:font-weight="bold" style:font-size-asian="12pt" style:language-asian="zh" style:country-asian="CN" style:font-weight-asian="bold" style:font-size-complex="12pt" style:font-weight-complex="bold"/>
    </style:style>
    <style:style style:name="T6" style:family="text">
      <style:text-properties fo:font-size="12pt" fo:font-style="italic" style:text-underline-style="solid" style:text-underline-width="auto" style:text-underline-color="font-color" fo:font-weight="bold" style:font-size-asian="12pt" style:language-asian="zh" style:country-asian="CN" style:font-style-asian="italic" style:font-weight-asian="bold" style:font-size-complex="12pt" style:font-style-complex="italic" style:font-weight-complex="bold"/>
    </style:style>
    <style:style style:name="T7" style:family="text">
      <style:text-properties fo:font-size="12pt" style:text-underline-style="solid" style:text-underline-width="auto" style:text-underline-color="font-color" style:text-underline-mode="skip-white-space" style:text-overline-mode="skip-white-space" style:text-line-through-mode="skip-white-space" style:font-size-asian="12pt" style:language-asian="zh" style:country-asian="CN" style:font-size-complex="12pt"/>
    </style:style>
    <style:style style:name="T8" style:family="text">
      <style:text-properties fo:font-size="12pt" fo:font-style="italic" style:font-size-asian="12pt" style:language-asian="zh" style:country-asian="CN" style:font-style-asian="italic" style:font-size-complex="12pt"/>
    </style:style>
    <style:style style:name="T9" style:family="text">
      <style:text-properties fo:font-size="12pt" style:text-underline-style="solid" style:text-underline-width="auto" style:text-underline-color="font-color" style:font-size-asian="12pt" style:language-asian="zh" style:country-asian="CN" style:font-size-complex="12pt"/>
    </style:style>
    <style:style style:name="T10" style:family="text">
      <style:text-properties fo:font-size="12pt" fo:font-style="italic" style:text-underline-style="solid" style:text-underline-width="auto" style:text-underline-color="font-color" style:font-size-asian="12pt" style:language-asian="zh" style:country-asian="CN" style:font-style-asian="italic" style:font-size-complex="12pt"/>
    </style:style>
    <style:style style:name="T11" style:family="text">
      <style:text-properties fo:font-size="12pt" fo:font-style="italic" style:text-underline-style="solid" style:text-underline-width="auto" style:text-underline-color="font-color" style:text-underline-mode="skip-white-space" style:text-overline-mode="skip-white-space" style:text-line-through-mode="skip-white-space" style:font-size-asian="12pt" style:language-asian="zh" style:country-asian="CN" style:font-style-asian="italic" style:font-size-complex="12pt" style:font-style-complex="italic"/>
    </style:style>
    <style:style style:name="T12" style:family="text">
      <style:text-properties fo:font-size="12pt" fo:font-style="italic" style:text-underline-style="solid" style:text-underline-width="auto" style:text-underline-color="font-color" style:font-size-asian="12pt" style:language-asian="zh" style:country-asian="CN" style:font-style-asian="italic" style:font-size-complex="12pt" style:font-style-complex="italic"/>
    </style:style>
    <style:style style:name="T13"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cher Recommendation Procedures for Mr. McClintock<text:span text:style-name="T1"/></text:p>
      <text:p text:style-name="P2"/>
      <text:p text:style-name="P3"><text:span text:style-name="T2">[With thanks to Mr. Abdella and Mr. Wentzell]</text:span></text:p>
      <text:p text:style-name="P2"> </text:p>
      <text:p text:style-name="P3"><text:span text:style-name="T3">I am more than happy to provide a recommendation for one of my students, so long as I am </text:span><text:span text:style-name="T2">able</text:span><text:span text:style-name="T3"> to recommend him.  However, good recommendations involve significant time and effort on my part.  In return, I have some simple requests to aid me in writing the best recommendation for you.</text:span></text:p>
      <text:p text:style-name="P2"> </text:p>
      <text:p text:style-name="P4"><text:span text:style-name="T4">I. </text:span><text:span text:style-name="T5">The Screening Process:</text:span></text:p>
      <text:p text:style-name="P2"/>
      <text:p text:style-name="P5">1. Ask yourself why you chose me.<text:span text:style-name="T3"/></text:p>
      <text:p text:style-name="P6"><text:span text:style-name="T3">Do not ask a teacher for a recommendation simply because you liked his/her class or because you think he/she writes well.  The best recommendations come from the adults who know you best.  If my contact with you has been limited to just one class together, then I might write, “He is smart and a nice kid.”  This will not impress admissions officers or awards committees.  Ask yourself whether another teacher, a coach, or an extracurricular moderator knows you better.  Colleges want specific stories.  If I have none, I cannot make them up. (Well, I can, but I won’t.)</text:span></text:p>
      <text:p text:style-name="P5">2. When was the last time I had you in class?<text:span text:style-name="T3"/></text:p>
      <text:p text:style-name="P6"><text:span text:style-name="T3">If I haven’t had you in class since freshman year and I have had no contact with you since then, I’m not going to produce a very good recommendation.  I cannot write for a student I have not had for three years unless I have had a lot of chances to observe him since then, i.e. in History or Movie Club or in Model UN.  A lot (one hopes) has changed.</text:span></text:p>
      <text:p text:style-name="P5">3. You have never had me as a teacher?<text:span text:style-name="T3"/></text:p>
      <text:p text:style-name="P3"><text:span text:style-name="T3">As a general rule, I cannot write for a student who has never had me as a teacher.  Even if you are very active in History Club, Movie Club, MUN, or even some combination of those, it’s tough to write for a student whom I have never had in class. </text:span></text:p>
      <text:p text:style-name="P2"> </text:p>
      <text:p text:style-name="P4"><text:span text:style-name="T4">II. </text:span><text:span text:style-name="T5">What </text:span><text:span text:style-name="T6">You</text:span><text:span text:style-name="T5"> Need to Do:</text:span></text:p>
      <text:p text:style-name="P2"/>
      <text:p text:style-name="P3"><text:span text:style-name="T4">1. </text:span><text:span text:style-name="T5">Always ask for a recommendation </text:span><text:span text:style-name="T6">in person</text:span><text:span text:style-name="T4">!</text:span><text:span text:style-name="T3">  You are asking your writers to make a substantial sacrifice of both time and energy, and you should never simply leave a form on a teacher’s desk or under his/her door.  And when you ask, </text:span><text:span text:style-name="T2">ask</text:span><text:span text:style-name="T3"> – politely!  Do not tell me I have to do it, and do not just hand it to me.  College recommendations are not a right owed to you, but rather a privilege which has to be earned.  Treat your recommender with respect.</text:span></text:p>
      <text:p text:style-name="P2"> </text:p>
      <text:p text:style-name="P3"><text:span text:style-name="T4">2. Give me a hard copy of the following:</text:span></text:p>
      <text:p text:style-name="P6"><text:span text:style-name="T3">a) Let me know what you thought of my class, what you will remember about my class, and most importantly, </text:span><text:span text:style-name="T7">what you think I should remember about you</text:span><text:span text:style-name="T3"> from my class. <text:s/></text:span><text:span text:style-name="T8">I am not so insecure as to be trolling for compliments here – I’m looking for useful details that I can use in my letter!</text:span><text:span text:style-name="T3">  You must think you stood out in some way that makes me able to recommend you – what is it? <text:s/></text:span><text:span text:style-name="T4">You know how absent-minded I can be – what do you want to be sure that I remember?</text:span><text:span text:style-name="T3">  In other words, why are you asking </text:span><text:span text:style-name="T2">me</text:span><text:span text:style-name="T3">?  What are you hoping I might say? </text:span></text:p>
      <text:p text:style-name="P6"><text:soft-page-break/><text:span text:style-name="T3">Here are some questions that should help you understand what I’m asking for. <text:s/></text:span><text:span text:style-name="T9">Be as specific as possible, and be </text:span><text:span text:style-name="T10">honest</text:span><text:span text:style-name="T3">! (2-3 paragraphs) </text:span></text:p>
      <text:p text:style-name="P7"><text:span text:style-name="T3">1.<text:tab/>What did you learn from my class? <text:s/>Give me a concrete example of something that really stood out for you. <text:s/>It could be a specific event of person, a long-term development, a broad trend, a connection between two time periods – anything at all. <text:s/>Now tell me why it stood out for you.</text:span></text:p>
      <text:p text:style-name="P7"><text:span text:style-name="T3">2.<text:tab/>Was there any project, assignment, discussion, etc. that you found particularly difficult or rewarding, or in which you excelled?  Tell me about it. <text:s/>Be as specific as you can about what you did to overcome the difficulty or what you did that was successful.</text:span></text:p>
      <text:p text:style-name="P7"><text:span text:style-name="T3">3.<text:tab/>What did you find most challenging about my class? How did you deal with that challenge? (If you’ve already answered this, no need to do so again.)</text:span></text:p>
      <text:p text:style-name="P7"><text:span text:style-name="T3">4. <text:tab/>Was there a particular area in which you improved significantly over the course of the year?  </text:span></text:p>
      <text:p text:style-name="P7"><text:span text:style-name="T3">5. <text:tab/>What special contributions do you feel you made to the atmosphere/environment in my classroom? <text:s/>If you can think of any specific examples or instances, that would be very helpful!</text:span></text:p>
      <text:p text:style-name="P7"><text:span text:style-name="T3">6. <text:tab/>If you can recall any particular thing you did that you felt at the time really impressed me – a question you asked, a response you gave, a connection you made, an essay you wrote, anything at all – remind me of it now. <text:s/>If you have more than one, all the better.</text:span></text:p>
      <text:p text:style-name="P7"><text:span text:style-name="T3">7.<text:tab/>Did you  come see me for extra help, either regularly or for some particular issue?</text:span></text:p>
      <text:p text:style-name="P7"><text:span text:style-name="T3">9.<text:tab/>Do you look at the world any differently as a result of something you learned in my class? If so, how?</text:span></text:p>
      <text:p text:style-name="P6"><text:span text:style-name="T3">b) What are one or two highlights of your St. John’s career?  What do you think you’ll remember most about high school?  Again, don’t just say “winning an award.”  Tell me about yourself.  Be specific. (1 paragraph)</text:span></text:p>
      <text:p text:style-name="P6"><text:span text:style-name="T3">c) What do you do outside the classroom?  Even if you think that I already know about you and your successes in History or Movie Club or MUN, it is best to remind me – again, if you know me, you know I can be forgetful at times.  At the very least, it’s nice to get your perspective, but it could remind me of something important that has slipped my mind. (1 paragraph)</text:span></text:p>
      <text:p text:style-name="P6"><text:span text:style-name="T3">d) Share any ideas you may have for a college major and career.  Nothing is set in stone, but what are you considering at this time?</text:span></text:p>
      <text:p text:style-name="P6"><text:span text:style-name="T3">e) Tell me anything else about you that might help me to write a strong recommendation.</text:span></text:p>
      <text:p text:style-name="P3"><text:span text:style-name="T3">f) Some of this information is on your Counselor Questionnaire – feel free to copy and paste relevant sections into your write-up for me, with whatever revisions you see fit.</text:span></text:p>
      <text:p text:style-name="P2"> </text:p>
      <text:p text:style-name="P8"><text:span text:style-name="T4">3.</text:span><text:span text:style-name="T3"> </text:span><text:span text:style-name="T4">With regard to the actual forms:</text:span></text:p>
      <text:p text:style-name="P6"><text:span text:style-name="T3">a) </text:span><text:span text:style-name="T2">Be sure you’ve checked off the box on the form that waives your right to see the recommendation</text:span><text:span text:style-name="T3">.  Few teachers would write unless they knew their recommendation was going to be confidential.</text:span></text:p>
      <text:p text:style-name="P6"><text:span text:style-name="T2">b) Provide to me </text:span><text:span text:style-name="T6">in writing</text:span><text:span text:style-name="T2">, </text:span><text:span text:style-name="T11">at the top of page one</text:span><text:span text:style-name="T2"> of your response, your earliest due date.</text:span></text:p>
      <text:p text:style-name="P9">c) Register my name with the Common App and any other online applications and be sure I’m sent a link to them via email.  Check with me in person to make sure I got the email.</text:p>
      <text:p text:style-name="P6"><text:span text:style-name="T3">d) </text:span><text:span text:style-name="T2">Fill in as much of my information as you can on my form</text:span><text:span text:style-name="T3">: name (Russell McClintock), position (Social Studies Teacher), school (St. John’s High School), the school’s address (378 Main St, Shrewsbury, MA 01545), my phone number (508-842-8934) and email address (rmcclintock@stjohnshigh.org), etc. </text:span></text:p>
      <text:p text:style-name="P3"><text:span text:style-name="T3">e) </text:span><text:span text:style-name="T9">For nonelectronic forms</text:span><text:span text:style-name="T3">, fill in all of the above information before giving it to me.  Use your computer to type in this information – printing looks much better than either your or my handwriting.  Remember, you are making a presentation here!</text:span></text:p>
      <text:p text:style-name="P10">- Also, provide a preaddressed, stamped envelope (teachers love the self-adhesive kind) for each letter.  Use my name and St. John’s as the return address – that way if your postage is insufficient, it will get bounced right back to me rather than be lost in Postal Limbo.</text:p>
      <text:p text:style-name="P3"><text:span text:style-name="T3">f) Always give me </text:span><text:span text:style-name="T12">at least</text:span><text:span text:style-name="T9"> </text:span><text:span text:style-name="T3">two weeks’ notice (and preferably much more).</text:span></text:p>
      <text:p text:style-name="P2"> </text:p>
      <text:p text:style-name="P3"><text:span text:style-name="T3">4. </text:span><text:span text:style-name="T4">Be organized</text:span><text:span text:style-name="T3">.  If you think my desk at school is cluttered, you should see my desk at home.  A well-organized set of forms and envelopes (in folders, with paper clips, etc.) with due dates written down is </text:span><text:span text:style-name="T9">critical</text:span><text:span text:style-name="T3">.</text:span></text:p>
      <text:p text:style-name="P2"> </text:p>
      <text:p text:style-name="P3"><text:span text:style-name="T3">5. </text:span><text:span text:style-name="T13">Please continue to act like the person I have recommended.  Don’t make me a liar!</text:span></text:p>
      <text:p text:style-name="P11"> <text:span text:style-name="T3"/></text:p>
      <text:p text:style-name="P3"><text:span text:style-name="T3">6. </text:span><text:span text:style-name="T4">The ANSWER</text:span><text:span text:style-name="T3">: When you do get into a school, </text:span><text:span text:style-name="T2">please let me know</text:span><text:span text:style-name="T3">.  To write a letter and not know whether a student got in is like buying a present and not knowing whether anyone received it.  </text:span><text:span text:style-name="T2">Don’t make any teacher feel like just a means to your end</text:span><text:span text:style-name="T3">.  Please keep me up to date on your successes, as they bring me great satisfaction.  Teachers don’t measure their triumphs financially, so they like to know that one small act of theirs might somehow improve the world.</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WW8Num2z0" style:family="text">
      <style:text-properties fo:font-size="10pt" fo:font-style="normal" fo:font-weight="normal" style:font-size-asian="10pt" style:font-style-asian="normal" style:font-weight-asian="normal"/>
    </style:style>
    <style:style style:name="WW8Num3z0" style:family="text">
      <style:text-properties fo:font-size="12pt" fo:font-style="normal" fo:font-weight="normal" style:font-size-asian="12pt" style:font-style-asian="normal" style:font-weight-asian="norma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size="10pt" fo:font-style="normal" fo:font-weight="normal" style:font-size-asian="10pt" style:font-style-asian="normal" style:font-weight-asian="normal"/>
    </style:style>
    <style:style style:name="WW8Num6z0" style:family="text"/>
    <style:style style:name="WW8NumSt4z0" style:family="text">
      <style:text-properties fo:font-size="12pt" fo:font-style="normal" fo:font-weight="normal" style:font-size-asian="12pt" style:font-style-asian="normal" style:font-weight-asian="normal"/>
    </style:style>
    <style:style style:name="WW8NumSt5z0" style:family="text">
      <style:text-properties fo:font-size="12pt" fo:font-style="normal" fo:font-weight="normal" style:font-size-asian="12pt" style:font-style-asian="normal" style:font-weight-asian="normal"/>
    </style:style>
    <style:style style:name="Default_20_Paragraph_20_Font" style:display-name="Default Paragraph Font" style:family="text"/>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7" style:layout-grid-base-height="0.189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eacher Recommendation Procedures for Mr</dc:title>
    <dc:subject/>
    <meta:keyword/>
    <dc:description/>
    <meta:initial-creator>Russell McClintock</meta:initial-creator>
    <meta:creation-date>2020-09-08T15:47:00</meta:creation-date>
    <dc:date>2025-09-19T14:17:49.289783222</dc:date>
    <meta:editing-cycles>13</meta:editing-cycles>
    <meta:editing-duration>PT2H33M45S</meta:editing-duration>
    <meta:document-statistic meta:table-count="0" meta:image-count="0" meta:object-count="0" meta:page-count="3" meta:paragraph-count="47" meta:word-count="1369" meta:character-count="7456" meta:non-whitespace-character-count="6049"/>
    <meta:generator>LibreOffice/25.2.3.2$Linux_X86_64 LibreOffice_project/520$Build-2</meta:generator>
  </office:meta>
</office:document-meta>
</file>